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-asian="Calibri" style:font-name-complex="Calibri" fo:font-size="11pt" style:font-size-asian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99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8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4">
            <text:p text:style-name="P29">11/10/19</text:p>
          </table:table-cell>
          <table:table-cell table:style-name="TableCell30">
            <text:p text:style-name="P31">MATHIEU Lucas</text:p>
          </table:table-cell>
          <table:table-cell table:style-name="TableCell32">
            <text:p text:style-name="P33">Réalisation du diagramme de Gantt avec Jérémy.</text:p>
          </table:table-cell>
          <table:table-cell table:style-name="TableCell34">
            <text:p text:style-name="P35">100%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CHALABI Wassim</text:p>
          </table:table-cell>
          <table:table-cell table:style-name="TableCell41">
            <text:p text:style-name="P42">Réalisation du diagramme de navigation.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Possibles légères modifications dans la page d’accueil à l’avenir.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TUGLER Samuel</text:p>
          </table:table-cell>
          <table:table-cell table:style-name="TableCell50">
            <text:p text:style-name="P51">Création d’un<text:s/>modèle de test pour le site.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Besoin de régler un décalage d’image sur le modèle créé.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EGREMY Jérémy</text:p>
          </table:table-cell>
          <table:table-cell table:style-name="TableCell59">
            <text:p text:style-name="TableContents"><text:span text:style-name="T60">Création du diagramme de Gantt avec Lucas.</text:span></text:p>
          </table:table-cell>
          <table:table-cell table:style-name="TableCell61">
            <text:p text:style-name="P62">100%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4">
            <text:p text:style-name="P67">18/10/19</text:p>
          </table:table-cell>
          <table:table-cell table:style-name="TableCell68">
            <text:p text:style-name="P69">MATHIEU Lucas</text:p>
          </table:table-cell>
          <table:table-cell table:style-name="TableCell70">
            <text:p text:style-name="P71">Recherches sur la partie économie et droit en particulier le statut de<text:s/>l’entreprise et les chiffres</text:p>
          </table:table-cell>
          <table:table-cell table:style-name="TableCell72">
            <text:p text:style-name="P73">70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CHALABI Wassim</text:p>
          </table:table-cell>
          <table:table-cell table:style-name="TableCell79">
            <text:p text:style-name="P80">Recherches pour la partie juridique et un peu pour la partie économique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TUGLER Samuel</text:p>
          </table:table-cell>
          <table:table-cell table:style-name="TableCell88">
            <text:p text:style-name="P89">Avancement sur la maquette/template du site web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EGREMY Jérémy</text:p>
          </table:table-cell>
          <table:table-cell table:style-name="TableCell97">
            <text:p text:style-name="TableContents"><text:span text:style-name="T98">Recherche sur la partie<text:s/></text:span><text:span text:style-name="T99">éco/droit</text:span></text:p>
          </table:table-cell>
          <table:table-cell table:style-name="TableCell100">
            <text:p text:style-name="P101">50%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 table:number-rows-spanned="4">
            <text:p text:style-name="P106">25/10/19</text:p>
          </table:table-cell>
          <table:table-cell table:style-name="TableCell107">
            <text:p text:style-name="P108">MATHIEU Lucas</text:p>
          </table:table-cell>
          <table:table-cell table:style-name="TableCell109">
            <text:p text:style-name="P110">Continué les recherches à propos de l’entreprise et des projets proposés par l’entreprise.</text:p>
          </table:table-cell>
          <table:table-cell table:style-name="TableCell111">
            <text:p text:style-name="P112">50%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CHALABI Wassim</text:p>
          </table:table-cell>
          <table:table-cell table:style-name="TableCell118">
            <text:p text:style-name="P119">Approfondissement des recherches pour la partie juridique</text:p>
          </table:table-cell>
          <table:table-cell table:style-name="TableCell120">
            <text:p text:style-name="P121">50%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TUGLER Samuel</text:p>
          </table:table-cell>
          <table:table-cell table:style-name="TableCell127">
            <text:p text:style-name="P128">Approfondissement des recherches</text:p>
          </table:table-cell>
          <table:table-cell table:style-name="TableCell129">
            <text:p text:style-name="P130">50%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EGREMY Jérémy</text:p>
          </table:table-cell>
          <table:table-cell table:style-name="TableCell136">
            <text:p text:style-name="P137">Recherche sur la partie éco/droit</text:p>
          </table:table-cell>
          <table:table-cell table:style-name="TableCell138">
            <text:p text:style-name="P139">70%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 table:number-rows-spanned="4">
            <text:p text:style-name="P144">8/11/19</text:p>
          </table:table-cell>
          <table:table-cell table:style-name="TableCell145">
            <text:p text:style-name="P146">MATHIEU Lucas</text:p>
          </table:table-cell>
          <table:table-cell table:style-name="TableCell147">
            <text:p text:style-name="P148">Aide à la création du sondage et imagination des questions.</text:p>
            <text:p text:style-name="P149">Aide à l’imagination du design du site web</text:p>
          </table:table-cell>
          <table:table-cell table:style-name="TableCell150">
            <text:p text:style-name="P151">100%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CHALABI Wassim</text:p>
          </table:table-cell>
          <table:table-cell table:style-name="TableCell157">
            <text:p text:style-name="TableContents"><text:span text:style-name="T158">Création du sondage</text:span></text:p>
          </table:table-cell>
          <table:table-cell table:style-name="TableCell159">
            <text:p text:style-name="TableContents"><text:span text:style-name="T160">100%</text:span></text:p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P165">TUGLER Samuel</text:p>
          </table:table-cell>
          <table:table-cell table:style-name="TableCell166">
            <text:p text:style-name="P167">- Continuation / Finition page d’accueil du site</text:p>
            <text:p text:style-name="P168">- Création page de contact</text:p>
          </table:table-cell>
          <table:table-cell table:style-name="TableCell169">
            <text:p text:style-name="P170">100%</text:p>
          </table:table-cell>
          <table:table-cell table:style-name="TableCell171">
            <text:p text:style-name="P172">Modifier le bootstrap pour le faire fonctionner sur mobile</text:p>
            <text:p text:style-name="P173">Bug position absolue sur chrome</text:p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EGREMY Jérémy</text:p>
          </table:table-cell>
          <table:table-cell table:style-name="TableCell177">
            <text:p text:style-name="P178">Création du sondage</text:p>
          </table:table-cell>
          <table:table-cell table:style-name="TableCell179">
            <text:p text:style-name="P180">90 %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rows-spanned="4">
            <text:p text:style-name="P185">15/11/19</text:p>
          </table:table-cell>
          <table:table-cell table:style-name="TableCell186">
            <text:p text:style-name="P187">MATHIEU Lucas</text:p>
          </table:table-cell>
          <table:table-cell table:style-name="TableCell188">
            <text:p text:style-name="P189">Réalisation du plan détaillé du rapport et définition des grandes lignes de la partie éco/droit</text:p>
          </table:table-cell>
          <table:table-cell table:style-name="TableCell190">
            <text:p text:style-name="P191">80%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CHALABI Wassim</text:p>
          </table:table-cell>
          <table:table-cell table:style-name="TableCell197">
            <text:p text:style-name="P198">Aide à réaliser le plan détaillé et correction de certaines questions du sondage</text:p>
          </table:table-cell>
          <table:table-cell table:style-name="TableCell199">
            <text:p text:style-name="P200">100%</text:p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Normal"/>
          </table:covered-table-cell>
          <table:table-cell table:style-name="TableCell204">
            <text:p text:style-name="P205">TUGLER Samuel</text:p>
          </table:table-cell>
          <table:table-cell table:style-name="TableCell206">
            <text:p text:style-name="P207">Continué à travailler sur le site web et le design de la page d’accueil</text:p>
          </table:table-cell>
          <table:table-cell table:style-name="TableCell208">
            <text:p text:style-name="P209">100%</text:p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EGREMY Jérémy</text:p>
          </table:table-cell>
          <table:table-cell table:style-name="TableCell215">
            <text:p text:style-name="TableContents"><text:span text:style-name="T216">Fait le plan de notre rapport</text:span></text:p>
          </table:table-cell>
          <table:table-cell table:style-name="TableCell217">
            <text:p text:style-name="TableContents"><text:span text:style-name="T218">100%</text:span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rows-spanned="4">
            <text:p text:style-name="P223">22/11/19</text:p>
          </table:table-cell>
          <table:table-cell table:style-name="TableCell224">
            <text:p text:style-name="P225">MATHIEU Lucas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CHALABI Wassim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>
            <text:p text:style-name="P243">TUGLER Samuel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EGREMY Jérémy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rows-spanned="4">
            <text:p text:style-name="P261">29/11/19</text:p>
          </table:table-cell>
          <table:table-cell table:style-name="TableCell262">
            <text:p text:style-name="P263">MATHIEU Luca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covered-table-cell>
            <text:p text:style-name="Normal"/>
          </table:covered-table-cell>
          <table:table-cell table:style-name="TableCell271">
            <text:p text:style-name="P272">CHALABI Wassim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covered-table-cell>
            <text:p text:style-name="Normal"/>
          </table:covered-table-cell>
          <table:table-cell table:style-name="TableCell280">
            <text:p text:style-name="P281">TUGLER Samuel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covered-table-cell>
            <text:p text:style-name="Normal"/>
          </table:covered-table-cell>
          <table:table-cell table:style-name="TableCell289">
            <text:p text:style-name="P290">EGREMY Jérémy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rows-spanned="4">
            <text:p text:style-name="P299">6/12/19</text:p>
          </table:table-cell>
          <table:table-cell table:style-name="TableCell300">
            <text:p text:style-name="P301">MATHIEU Luca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p text:style-name="Normal"/>
          </table:covered-table-cell>
          <table:table-cell table:style-name="TableCell309">
            <text:p text:style-name="P310">CHALABI Wassim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Normal"/>
          </table:covered-table-cell>
          <table:table-cell table:style-name="TableCell318">
            <text:p text:style-name="P319">TUGLER Samuel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EGREMY Jérémy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1-15T16:57:00Z</dc:date>
    <meta:template xlink:href="cours1.ott" xlink:type="simple"/>
    <meta:editing-cycles>32</meta:editing-cycles>
    <meta:editing-duration>PT2760S</meta:editing-duration>
    <meta:document-statistic meta:page-count="3" meta:paragraph-count="6" meta:word-count="474" meta:character-count="3080" meta:row-count="21" meta:non-whitespace-character-count="2612"/>
  </office:meta>
</office:document-meta>
</file>